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ext_20_body">
      <style:text-properties fo:language="en" fo:country="US" officeooo:paragraph-rsid="007c7ae5"/>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7c7a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Meanwhile, Sophie and her friends asked Suliman what happened to Howl, alarmed by his disappearance. They add to the team Heen, a human-dog that leaves willingly for Radme, where many of his human parts were spread by the witch of the waste a long time ago. After rapidly refining their fighting skills they proceed to Radme, where they follow a network of runaway immune to the slime, until they reach the capital. Here they meet Ben and the little Howl (the witch of the waste notes that he has a strange symbol on his neck). Eager to know what happened to their friend they infiltrate in the castle to interrogate the guards that Beuron gave to Howl when he was defeated, locked up in the castle by Layton. The soldiers tell them of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Howl regains his normal appearance, and reunited they leave for Ingary, where they will defeat Layton, who is rapidly spreading t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19T13:34:12.446000000</dc:date>
    <dc:creator>Michele Maione</dc:creator>
    <meta:editing-duration>PT13S</meta:editing-duration>
    <meta:editing-cycles>3</meta:editing-cycles>
    <meta:generator>LibreOffice/6.1.3.2$Windows_X86_64 LibreOffice_project/86daf60bf00efa86ad547e59e09d6bb77c699acb</meta:generator>
    <meta:document-statistic meta:table-count="1" meta:image-count="0" meta:object-count="0" meta:page-count="1" meta:paragraph-count="5" meta:word-count="550" meta:character-count="3128" meta:non-whitespace-character-count="2584"/>
    <meta:template xlink:type="simple" xlink:actuate="onRequest" xlink:title="" xlink:href="../MasterGameDesignDocument.odm" meta:date="2018-11-19T13:33:40.056000000"/>
  </office:meta>
</office:document-meta>
</file>